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9ce9"/>
    </style:style>
    <style:style style:name="P2" style:family="paragraph" style:parent-style-name="Standard">
      <style:text-properties officeooo:rsid="000c9ce9" officeooo:paragraph-rsid="000c9ce9"/>
    </style:style>
    <style:style style:name="P3" style:family="paragraph" style:parent-style-name="Standard">
      <style:text-properties officeooo:rsid="000d4306" officeooo:paragraph-rsid="000d4306"/>
    </style:style>
    <style:style style:name="T1" style:family="text">
      <style:text-properties officeooo:rsid="000c9ce9"/>
    </style:style>
    <style:style style:name="T2" style:family="text">
      <style:text-properties officeooo:rsid="000d43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Dentro de “src” crie uma pasta “lib” com arquivo “db.ts”:</text:span></text:p>
      <text:p text:style-name="Standard"/>
      <text:p text:style-name="Standard">import { PrismaClient } from '@prisma/client'</text:p>
      <text:p text:style-name="Standard"/>
      <text:p text:style-name="Standard">const prismaClientSingleton = () =&gt; {</text:p>
      <text:p text:style-name="Standard"><text:s text:c="2"/>return new PrismaClient()</text:p>
      <text:p text:style-name="Standard">}</text:p>
      <text:p text:style-name="Standard"/>
      <text:p text:style-name="Standard">declare global {</text:p>
      <text:p text:style-name="Standard"><text:s text:c="2"/>var prismaGlobal: undefined | ReturnType&lt;typeof prismaClientSingleton&gt;</text:p>
      <text:p text:style-name="Standard">}</text:p>
      <text:p text:style-name="Standard"/>
      <text:p text:style-name="Standard">const prisma = globalThis.prismaGlobal ?? prismaClientSingleton()</text:p>
      <text:p text:style-name="Standard"/>
      <text:p text:style-name="Standard">export default prisma</text:p>
      <text:p text:style-name="Standard"/>
      <text:p text:style-name="Standard">if (process.env.NODE_ENV !== 'production') globalThis.prismaGlobal = prisma</text:p>
      <text:p text:style-name="Standard"/>
      <text:p text:style-name="Standard">//<text:span text:style-name="T1">Criar dentro de “src” umas pasta “types” com o arquivo ”doador-request.interface.ts”:</text:span></text:p>
      <text:p text:style-name="Standard"/>
      <text:p text:style-name="Standard">export interface DoadorRequestPost{</text:p>
      <text:p text:style-name="Standard"><text:s text:c="4"/>nome:string</text:p>
      <text:p text:style-name="Standard"><text:s text:c="4"/>cpf: string</text:p>
      <text:p text:style-name="Standard"><text:s text:c="4"/>contato: string</text:p>
      <text:p text:style-name="Standard"><text:s text:c="4"/>tipoSanguineo: string</text:p>
      <text:p text:style-name="Standard"><text:s text:c="4"/>rh: string</text:p>
      <text:p text:style-name="Standard">}</text:p>
      <text:p text:style-name="Standard"/>
      <text:p text:style-name="Standard"/>
      <text:p text:style-name="Standard">//<text:span text:style-name="T1">Dentro da pasta “api” criar uma pasta “doador” com o arquivo “route.ts”:</text:span></text:p>
      <text:p text:style-name="Standard">//<text:span text:style-name="T1">OBS:caso erro o código esta no arquivo ”codigo1”</text:span></text:p>
      <text:p text:style-name="Standard"/>
      <text:p text:style-name="Standard">import { DoadorRequestPost } from "@/types/doador-request.interface"</text:p>
      <text:p text:style-name="Standard">import prisma from "@/lib/db"</text:p>
      <text:p text:style-name="Standard">import { Doador, RH, TipoSanguineo } from "@prisma/client"</text:p>
      <text:p text:style-name="Standard">import { NextRequest } from "next/server"</text:p>
      <text:p text:style-name="Standard"/>
      <text:p text:style-name="Standard">export async function GET(req: NextRequest): Promise&lt;Response&gt; {</text:p>
      <text:p text:style-name="Standard"><text:s text:c="4"/>const { searchParams } = req.nextUrl;</text:p>
      <text:p text:style-name="Standard"/>
      <text:p text:style-name="Standard"><text:s text:c="4"/>// Inicializa um objeto para armazenar os filtros</text:p>
      <text:p text:style-name="Standard"><text:s text:c="4"/>let filters: Partial&lt;Doador&gt; = {};</text:p>
      <text:p text:style-name="Standard"><text:s text:c="4"/></text:p>
      <text:p text:style-name="Standard"><text:s text:c="4"/>filters.ativo = true</text:p>
      <text:p text:style-name="Standard"/>
      <text:p text:style-name="Standard"><text:s text:c="4"/>// Verifica cada parâmetro e adiciona ao objeto de filtros se estiver definido</text:p>
      <text:p text:style-name="Standard"><text:s text:c="4"/>if (searchParams.get("codigo")) {</text:p>
      <text:p text:style-name="Standard"><text:s text:c="8"/>filters.codigo = Number(searchParams.get("codigo")!);</text:p>
      <text:p text:style-name="Standard"><text:s text:c="4"/>}</text:p>
      <text:p text:style-name="Standard"><text:s text:c="4"/>if (searchParams.get("nome")) {</text:p>
      <text:p text:style-name="Standard"><text:s text:c="8"/>filters.nome = searchParams.get("nome")!;</text:p>
      <text:p text:style-name="Standard"><text:s text:c="4"/>}</text:p>
      <text:p text:style-name="Standard"><text:soft-page-break/><text:s text:c="4"/>if (searchParams.get("cpf")) {</text:p>
      <text:p text:style-name="Standard"><text:s text:c="8"/>filters.cpf = searchParams.get("cpf")!;</text:p>
      <text:p text:style-name="Standard"><text:s text:c="4"/>}</text:p>
      <text:p text:style-name="Standard"><text:s text:c="4"/>if (searchParams.get("contato")) {</text:p>
      <text:p text:style-name="Standard"><text:s text:c="8"/>filters.contato = searchParams.get("contato")!;</text:p>
      <text:p text:style-name="Standard"><text:s text:c="4"/>}</text:p>
      <text:p text:style-name="Standard"><text:s text:c="4"/>if ((Object.keys(TipoSanguineo).toString().includes(searchParams.get("tipoSanguineo") ?? "") &amp;&amp; searchParams.get("tipoSanguineo") != "todos") ) {</text:p>
      <text:p text:style-name="Standard"><text:s text:c="8"/>filters.tipoSanguineo = TipoSanguineo[searchParams.get("tipoSanguineo") as keyof typeof TipoSanguineo];</text:p>
      <text:p text:style-name="Standard"><text:s text:c="4"/>}</text:p>
      <text:p text:style-name="Standard"><text:s text:c="4"/>if ((Object.keys(RH).toString().includes(searchParams.get("rh") ?? "") &amp;&amp; searchParams.get("rh") != "todos")) {</text:p>
      <text:p text:style-name="Standard"><text:s text:c="8"/>filters.rh = RH[searchParams.get("rh") as keyof typeof RH];</text:p>
      <text:p text:style-name="Standard"><text:s text:c="4"/>}</text:p>
      <text:p text:style-name="Standard"/>
      <text:p text:style-name="Standard"><text:s text:c="4"/>// Realiza a consulta no banco de dados usando os filtros</text:p>
      <text:p text:style-name="Standard"/>
      <text:p text:style-name="Standard"><text:s text:c="4"/>try {</text:p>
      <text:p text:style-name="Standard"/>
      <text:p text:style-name="Standard"><text:s text:c="8"/>const doadores = await prisma.doador.findMany({</text:p>
      <text:p text:style-name="Standard"><text:s text:c="12"/>where: filters,</text:p>
      <text:p text:style-name="Standard"><text:s text:c="8"/>});</text:p>
      <text:p text:style-name="Standard"/>
      <text:p text:style-name="Standard"><text:s text:c="8"/>return new Response(JSON.stringify({ doadores }), {</text:p>
      <text:p text:style-name="Standard"><text:s text:c="12"/>status: 200,</text:p>
      <text:p text:style-name="Standard"><text:s text:c="8"/>})</text:p>
      <text:p text:style-name="Standard"><text:s text:c="4"/>} catch (error: any) {</text:p>
      <text:p text:style-name="Standard"><text:s text:c="8"/>return new Response(`Webhook error: ${error.message}`, {</text:p>
      <text:p text:style-name="Standard"><text:s text:c="12"/>status: 400,</text:p>
      <text:p text:style-name="Standard"><text:s text:c="8"/>})</text:p>
      <text:p text:style-name="Standard"><text:s text:c="4"/>}</text:p>
      <text:p text:style-name="Standard">}</text:p>
      <text:p text:style-name="Standard">export async function POST(req: Request) {</text:p>
      <text:p text:style-name="Standard"><text:s text:c="4"/>const { nome, cpf, contato, tipoSanguineo, rh } = await req.json() as DoadorRequestPost</text:p>
      <text:p text:style-name="Standard"/>
      <text:p text:style-name="Standard"><text:s text:c="4"/>try {</text:p>
      <text:p text:style-name="Standard"/>
      <text:p text:style-name="Standard"><text:s text:c="8"/>if (!(nome &amp;&amp; cpf &amp;&amp; contato &amp;&amp; tipoSanguineo &amp;&amp; rh))</text:p>
      <text:p text:style-name="Standard"><text:s text:c="12"/>throw new Error("Valores Invalidos!")</text:p>
      <text:p text:style-name="Standard"/>
      <text:p text:style-name="Standard"><text:s text:c="8"/>await prisma.doador.create({</text:p>
      <text:p text:style-name="Standard"><text:s text:c="12"/>data: {</text:p>
      <text:p text:style-name="Standard"><text:s text:c="16"/>nome,</text:p>
      <text:p text:style-name="Standard"><text:s text:c="16"/>cpf,</text:p>
      <text:p text:style-name="Standard"><text:s text:c="16"/>contato,</text:p>
      <text:p text:style-name="Standard"><text:s text:c="16"/>tipoSanguineo: TipoSanguineo[tipoSanguineo as keyof typeof TipoSanguineo],</text:p>
      <text:p text:style-name="Standard"><text:s text:c="16"/>rh: RH[rh as keyof typeof RH],</text:p>
      <text:p text:style-name="Standard"><text:s text:c="16"/>tipoRhCorretos: !(TipoSanguineo[tipoSanguineo as keyof typeof TipoSanguineo] === TipoSanguineo.DESCONHECIDO || RH[rh as keyof typeof RH] === RH.DESCONHECIDO)</text:p>
      <text:p text:style-name="Standard"><text:s text:c="12"/>}</text:p>
      <text:p text:style-name="Standard"><text:s text:c="8"/>})</text:p>
      <text:p text:style-name="Standard"><text:soft-page-break/></text:p>
      <text:p text:style-name="Standard"><text:s text:c="8"/>return new Response('Success!', {</text:p>
      <text:p text:style-name="Standard"><text:s text:c="12"/>status: 200,</text:p>
      <text:p text:style-name="Standard"><text:s text:c="8"/>})</text:p>
      <text:p text:style-name="Standard"><text:s text:c="4"/>} catch (error: any) {</text:p>
      <text:p text:style-name="Standard"><text:s text:c="8"/>return new Response(`Webhook error: ${error.message}`, {</text:p>
      <text:p text:style-name="Standard"><text:s text:c="12"/>status: 400,</text:p>
      <text:p text:style-name="Standard"><text:s text:c="8"/>})</text:p>
      <text:p text:style-name="Standard"><text:s text:c="4"/>}</text:p>
      <text:p text:style-name="Standard">}</text:p>
      <text:p text:style-name="Standard"/>
      <text:p text:style-name="Standard">export async function DELETE(req: NextRequest): Promise&lt;Response&gt; {</text:p>
      <text:p text:style-name="Standard"><text:s text:c="4"/>const codigo = req.nextUrl.searchParams.get("codigo");</text:p>
      <text:p text:style-name="Standard"/>
      <text:p text:style-name="Standard"><text:s text:c="4"/>try {</text:p>
      <text:p text:style-name="Standard"><text:s text:c="8"/>const doadorAtualizado = await prisma.doador.update({</text:p>
      <text:p text:style-name="Standard"><text:s text:c="12"/>where: {</text:p>
      <text:p text:style-name="Standard"><text:s text:c="16"/>codigo: Number(codigo!),</text:p>
      <text:p text:style-name="Standard"><text:s text:c="12"/>},</text:p>
      <text:p text:style-name="Standard"><text:s text:c="12"/>data: {</text:p>
      <text:p text:style-name="Standard"><text:s text:c="16"/>ativo: false</text:p>
      <text:p text:style-name="Standard"><text:s text:c="12"/>}</text:p>
      <text:p text:style-name="Standard"><text:s text:c="8"/>});</text:p>
      <text:p text:style-name="Standard"/>
      <text:p text:style-name="Standard"><text:s text:c="8"/>if (!doadorAtualizado) {</text:p>
      <text:p text:style-name="Standard"><text:s text:c="12"/>return new Response('Doador não encontrado', {</text:p>
      <text:p text:style-name="Standard"><text:s text:c="16"/>status: 404,</text:p>
      <text:p text:style-name="Standard"><text:s text:c="12"/>});</text:p>
      <text:p text:style-name="Standard"><text:s text:c="8"/>}</text:p>
      <text:p text:style-name="Standard"/>
      <text:p text:style-name="Standard"><text:s text:c="8"/>return new Response('Doador atualizado com sucesso', {</text:p>
      <text:p text:style-name="Standard"><text:s text:c="12"/>status: 200,</text:p>
      <text:p text:style-name="Standard"><text:s text:c="8"/>});</text:p>
      <text:p text:style-name="Standard"><text:s text:c="4"/>} catch (error: any) {</text:p>
      <text:p text:style-name="Standard"><text:s text:c="8"/>return new Response(`Erro ao atualizar doador: ${error.message}`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export async function PUT(req: Request): Promise&lt;Response&gt; {</text:p>
      <text:p text:style-name="Standard"><text:s text:c="4"/>const { codigo, nome, cpf, contato, tipoSanguineo, rh } = await req.json();</text:p>
      <text:p text:style-name="Standard"/>
      <text:p text:style-name="Standard"><text:s text:c="4"/>let data: Partial&lt;Doador&gt; = {};</text:p>
      <text:p text:style-name="Standard"/>
      <text:p text:style-name="Standard"><text:s text:c="4"/>// Verifica cada parâmetro e adiciona ao objeto de filtros se estiver definido</text:p>
      <text:p text:style-name="Standard"><text:s text:c="4"/>if (codigo) {</text:p>
      <text:p text:style-name="Standard"><text:s text:c="8"/>data.codigo = Number(codigo!);</text:p>
      <text:p text:style-name="Standard"><text:s text:c="4"/>}</text:p>
      <text:p text:style-name="Standard"><text:s text:c="4"/>if (nome) {</text:p>
      <text:p text:style-name="Standard"><text:s text:c="8"/>data.nome = nome!;</text:p>
      <text:p text:style-name="Standard"><text:s text:c="4"/>}</text:p>
      <text:p text:style-name="Standard"><text:soft-page-break/><text:s text:c="4"/>if (cpf) {</text:p>
      <text:p text:style-name="Standard"><text:s text:c="8"/>data.cpf = cpf!;</text:p>
      <text:p text:style-name="Standard"><text:s text:c="4"/>}</text:p>
      <text:p text:style-name="Standard"><text:s text:c="4"/>if (contato) {</text:p>
      <text:p text:style-name="Standard"><text:s text:c="8"/>data.contato = contato!;</text:p>
      <text:p text:style-name="Standard"><text:s text:c="4"/>}</text:p>
      <text:p text:style-name="Standard"><text:s text:c="4"/>if ((Object.keys(TipoSanguineo).toString().includes(tipoSanguineo ?? "") &amp;&amp; tipoSanguineo != "todos") ) {</text:p>
      <text:p text:style-name="Standard"><text:s text:c="8"/>data.tipoSanguineo = TipoSanguineo[tipoSanguineo as keyof typeof TipoSanguineo];</text:p>
      <text:p text:style-name="Standard"><text:s text:c="4"/>}</text:p>
      <text:p text:style-name="Standard"><text:s text:c="4"/>if ((Object.keys(RH).toString().includes(rh ?? "") &amp;&amp; rh != "todos")) {</text:p>
      <text:p text:style-name="Standard"><text:s text:c="8"/>data.rh = RH[rh as keyof typeof RH];</text:p>
      <text:p text:style-name="Standard"><text:s text:c="4"/>}</text:p>
      <text:p text:style-name="Standard"><text:s text:c="4"/></text:p>
      <text:p text:style-name="Standard"><text:s text:c="4"/>try {</text:p>
      <text:p text:style-name="Standard"><text:s text:c="8"/>const doadorAtualizado = await prisma.doador.update({</text:p>
      <text:p text:style-name="Standard"><text:s text:c="12"/>where: {</text:p>
      <text:p text:style-name="Standard"><text:s text:c="16"/>codigo: data.codigo,</text:p>
      <text:p text:style-name="Standard"><text:s text:c="12"/>},</text:p>
      <text:p text:style-name="Standard"><text:s text:c="12"/>data: data</text:p>
      <text:p text:style-name="Standard"><text:s text:c="8"/>});</text:p>
      <text:p text:style-name="Standard"/>
      <text:p text:style-name="Standard"><text:s text:c="8"/>if (!doadorAtualizado) {</text:p>
      <text:p text:style-name="Standard"><text:s text:c="12"/>return new Response('Doador não encontrado', {</text:p>
      <text:p text:style-name="Standard"><text:s text:c="16"/>status: 404,</text:p>
      <text:p text:style-name="Standard"><text:s text:c="12"/>});</text:p>
      <text:p text:style-name="Standard"><text:s text:c="8"/>}</text:p>
      <text:p text:style-name="Standard"/>
      <text:p text:style-name="Standard"><text:s text:c="8"/>return new Response('Doador atualizado com sucesso', {</text:p>
      <text:p text:style-name="Standard"><text:s text:c="12"/>status: 200,</text:p>
      <text:p text:style-name="Standard"><text:s text:c="8"/>});</text:p>
      <text:p text:style-name="Standard"><text:s text:c="4"/>} catch (error: any) {</text:p>
      <text:p text:style-name="Standard"><text:s text:c="8"/>return new Response(`Erro ao atualizar doador: ${error.message}`, {</text:p>
      <text:p text:style-name="Standard"><text:s text:c="12"/>status: 400,</text:p>
      <text:p text:style-name="Standard"><text:s text:c="8"/>});</text:p>
      <text:p text:style-name="Standard"><text:s text:c="4"/>}</text:p>
      <text:p text:style-name="Standard">}</text:p>
      <text:p text:style-name="Standard"/>
      <text:p text:style-name="Standard">// <text:span text:style-name="T1">Rodar os comandos:</text:span></text:p>
      <text:p text:style-name="Standard"/>
      <text:p text:style-name="Standard">npm install nextui-cli -g</text:p>
      <text:p text:style-name="Standard"/>
      <text:p text:style-name="P2">nextui add</text:p>
      <text:p text:style-name="P2"/>
      <text:p text:style-name="P2">//usando a setas pra cima e pra baixo e a direita pra selecionar selecione: button, card, checkbox, //input, modal, radio, select, spinner, table</text:p>
      <text:p text:style-name="P2">//De enter para terminar</text:p>
      <text:p text:style-name="P2"/>
      <text:p text:style-name="P2">npm install @react-stately/data</text:p>
      <text:p text:style-name="Standard"/>
      <text:p text:style-name="Standard">//<text:span text:style-name="T1">No arquivo “page.tsx” :</text:span></text:p>
      <text:p text:style-name="P1">//<text:span text:style-name="T1">OBS:caso erro o código esta no arquivo ”codigo2”</text:span></text:p>
      <text:p text:style-name="P1"><text:soft-page-break/></text:p>
      <text:p text:style-name="Standard">"use client";</text:p>
      <text:p text:style-name="Standard">import { Button } from "@nextui-org/button";</text:p>
      <text:p text:style-name="Standard">import { Card, CardBody, CardHeader } from "@nextui-org/card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{ RH, TipoSanguineo } from "@prisma/client";</text:p>
      <text:p text:style-name="Standard">import Link from "next/link";</text:p>
      <text:p text:style-name="Standard">import { FormEvent, useState } from 'react';</text:p>
      <text:p text:style-name="Standard"/>
      <text:p text:style-name="Standard">export default function Home() {</text:p>
      <text:p text:style-name="Standard"><text:s text:c="2"/>const [nome, setNome] = useState(''); // Estado para armazenar o nome</text:p>
      <text:p text:style-name="Standard"><text:s text:c="2"/>const [cpf, setCpf] = useState(''); // Estado para armazenar o CPF</text:p>
      <text:p text:style-name="Standard"><text:s text:c="2"/>const [contato, setContato] = useState(''); // Estado para armazenar o contato</text:p>
      <text:p text:style-name="Standard"><text:s text:c="2"/>const [tipoSanguineo, setTipoSanguineo] = useState(''); // Estado para armazenar o tipo sanguíneo</text:p>
      <text:p text:style-name="Standard"><text:s text:c="2"/>const [rh, setRh] = useState(''); // Estado para armazenar o RH</text:p>
      <text:p text:style-name="Standard"><text:s text:c="2"/>const [isLoading, setIsLoading] = useState(false); // Estado para rastrear o status de carregamento</text:p>
      <text:p text:style-name="Standard"/>
      <text:p text:style-name="Standard"><text:s text:c="2"/>async function handleSubmit(event: FormEvent) {</text:p>
      <text:p text:style-name="Standard"><text:s text:c="4"/>event.preventDefault();</text:p>
      <text:p text:style-name="Standard"><text:s text:c="4"/>setIsLoading(true); // Ativa o estado de carregamento antes da solicitação</text:p>
      <text:p text:style-name="Standard"/>
      <text:p text:style-name="Standard"><text:s text:c="4"/>const data = {</text:p>
      <text:p text:style-name="Standard"><text:s text:c="6"/>nome,</text:p>
      <text:p text:style-name="Standard"><text:s text:c="6"/>cpf,</text:p>
      <text:p text:style-name="Standard"><text:s text:c="6"/>contato,</text:p>
      <text:p text:style-name="Standard"><text:s text:c="6"/>tipoSanguineo,</text:p>
      <text:p text:style-name="Standard"><text:s text:c="6"/>rh</text:p>
      <text:p text:style-name="Standard"><text:s text:c="4"/>};</text:p>
      <text:p text:style-name="Standard"/>
      <text:p text:style-name="Standard"><text:s text:c="4"/>try {</text:p>
      <text:p text:style-name="Standard"><text:s text:c="6"/>const response = await fetch("/api/doador", {</text:p>
      <text:p text:style-name="Standard"><text:s text:c="8"/>method: "POST",</text:p>
      <text:p text:style-name="Standard"><text:s text:c="8"/>headers: {</text:p>
      <text:p text:style-name="Standard"><text:s text:c="10"/>'Content-Type': 'application/json'</text:p>
      <text:p text:style-name="Standard"><text:s text:c="8"/>},</text:p>
      <text:p text:style-name="Standard"><text:s text:c="8"/>body: JSON.stringify(data)</text:p>
      <text:p text:style-name="Standard"><text:s text:c="6"/>});</text:p>
      <text:p text:style-name="Standard"/>
      <text:p text:style-name="Standard"><text:s text:c="6"/>if (!response.ok) {</text:p>
      <text:p text:style-name="Standard"><text:s text:c="8"/>throw new Error(`HTTP error status: ${response.status}`);</text:p>
      <text:p text:style-name="Standard"><text:s text:c="6"/>}</text:p>
      <text:p text:style-name="Standard"/>
      <text:p text:style-name="Standard"><text:s text:c="6"/>const result = await response.json();</text:p>
      <text:p text:style-name="Standard"><text:s text:c="6"/>console.log(result); // Exibe a resposta do servidor no console</text:p>
      <text:p text:style-name="Standard"><text:s text:c="4"/>} catch (error) {</text:p>
      <text:p text:style-name="Standard"><text:s text:c="6"/>console.error('Error:', error);</text:p>
      <text:p text:style-name="Standard"><text:s text:c="4"/>} finally {</text:p>
      <text:p text:style-name="Standard"><text:s text:c="6"/>setIsLoading(false); // Desativa o estado de carregamento após a conclusão da solicitação</text:p>
      <text:p text:style-name="Standard"><text:s text:c="4"/>}</text:p>
      <text:p text:style-name="Standard"><text:s text:c="2"/>}</text:p>
      <text:p text:style-name="Standard"><text:soft-page-break/></text:p>
      <text:p text:style-name="Standard"><text:s text:c="2"/>return (</text:p>
      <text:p text:style-name="Standard"><text:s text:c="4"/>&lt;main className="h-screen flex justify-center items-center"&gt;</text:p>
      <text:p text:style-name="Standard"><text:s text:c="6"/>&lt;div className="w-max space-y-3"&gt;</text:p>
      <text:p text:style-name="Standard"><text:s text:c="8"/>&lt;Card className="w-[350px]"&gt;</text:p>
      <text:p text:style-name="Standard"><text:s text:c="10"/>&lt;CardHeader&gt;</text:p>
      <text:p text:style-name="Standard"><text:s text:c="12"/>&lt;h1 className="w-full text-xl font-bold text-center"&gt;</text:p>
      <text:p text:style-name="Standard"><text:s text:c="14"/>Cadastre um Doador</text:p>
      <text:p text:style-name="Standard"><text:s text:c="12"/>&lt;/h1&gt;</text:p>
      <text:p text:style-name="Standard"><text:s text:c="10"/>&lt;/CardHeader&gt;</text:p>
      <text:p text:style-name="Standard"><text:s text:c="10"/>&lt;CardBody&gt;</text:p>
      <text:p text:style-name="Standard"><text:s text:c="12"/>&lt;form onSubmit={handleSubmit} className="grid gap-3"&gt;</text:p>
      <text:p text:style-name="Standard"><text:s text:c="14"/>&lt;Input label="Nome" placeholder="Digite..." onChange={(e) =&gt; setNome(e.target.value)} <text:s/>isRequired/&gt;</text:p>
      <text:p text:style-name="Standard"><text:s text:c="14"/>&lt;Input label="CPF" placeholder="Digite..." onChange={(e) =&gt; setCpf(e.target.value)} <text:s/>isRequired/&gt;</text:p>
      <text:p text:style-name="Standard"><text:s text:c="14"/>&lt;Input label="Contato" placeholder="Digite..." onChange={(e) =&gt; setContato(e.target.value)} <text:s/>isRequired/&gt;</text:p>
      <text:p text:style-name="Standard"><text:s text:c="14"/>&lt;Select label="Tipo Sanguineo" placeholder="Selecione..." onChange={(e) =&gt; setTipoSanguineo(e.target.value)} isRequired&gt;</text:p>
      <text:p text:style-name="Standard"><text:s text:c="16"/>{Object.values(TipoSanguineo).map((tipo) =&gt; (</text:p>
      <text:p text:style-name="Standard"><text:s text:c="18"/>&lt;SelectItem key={tipo} value={tipo}&gt;</text:p>
      <text:p text:style-name="Standard"><text:s text:c="20"/>{tipo}</text:p>
      <text:p text:style-name="Standard"><text:s text:c="18"/>&lt;/SelectItem&gt;</text:p>
      <text:p text:style-name="Standard"><text:s text:c="16"/>))}</text:p>
      <text:p text:style-name="Standard"><text:s text:c="14"/>&lt;/Select&gt;</text:p>
      <text:p text:style-name="Standard"><text:s text:c="14"/>&lt;RadioGroup</text:p>
      <text:p text:style-name="Standard"><text:s text:c="16"/>isRequired</text:p>
      <text:p text:style-name="Standard"><text:s text:c="16"/>label="RH"</text:p>
      <text:p text:style-name="Standard"><text:s text:c="16"/>orientation="horizontal"</text:p>
      <text:p text:style-name="Standard"><text:s text:c="16"/>onChange={(e) =&gt; setRh(e.target.value)}</text:p>
      <text:p text:style-name="Standard"><text:s text:c="14"/>&gt;</text:p>
      <text:p text:style-name="Standard"><text:s text:c="16"/>{Object.values(RH).map((tipo) =&gt; (</text:p>
      <text:p text:style-name="Standard"><text:s text:c="18"/>&lt;Radio size="sm" key={tipo} value={tipo}&gt;{tipo}&lt;/Radio&gt;</text:p>
      <text:p text:style-name="Standard"><text:s text:c="16"/>))}</text:p>
      <text:p text:style-name="Standard"><text:s text:c="14"/>&lt;/RadioGroup&gt;</text:p>
      <text:p text:style-name="Standard"><text:s text:c="14"/>&lt;Button isLoading={isLoading} type="submit" className="w-max justify-self-center mt-3"&gt;Registrar&lt;/Button&gt;</text:p>
      <text:p text:style-name="Standard"><text:s text:c="12"/>&lt;/form&gt;</text:p>
      <text:p text:style-name="Standard"><text:s text:c="10"/>&lt;/CardBody&gt;</text:p>
      <text:p text:style-name="Standard"><text:s text:c="8"/>&lt;/Card&gt;</text:p>
      <text:p text:style-name="Standard"><text:s text:c="8"/>&lt;Button&gt;</text:p>
      <text:p text:style-name="Standard"><text:s text:c="10"/>&lt;Link href="/buscaDoador"&gt;</text:p>
      <text:p text:style-name="Standard"><text:s text:c="12"/>Buscar</text:p>
      <text:p text:style-name="Standard"><text:s text:c="10"/>&lt;/Link&gt;</text:p>
      <text:p text:style-name="Standard"><text:s text:c="8"/>&lt;/Button&gt;</text:p>
      <text:p text:style-name="Standard"><text:s text:c="6"/>&lt;/div&gt;</text:p>
      <text:p text:style-name="Standard"><text:s text:c="4"/>&lt;/main&gt;</text:p>
      <text:p text:style-name="Standard"><text:s text:c="2"/>);</text:p>
      <text:p text:style-name="Standard">}</text:p>
      <text:p text:style-name="Standard"/>
      <text:p text:style-name="Standard">//<text:span text:style-name="T1">Na pasta “app” criar a pasta “buscaDoador” com o arquivo page.tsx :</text:span></text:p>
      <text:p text:style-name="P1"><text:soft-page-break/>//<text:span text:style-name="T1">OBS:caso erro o código esta no arquivo ”codigo3”</text:span></text:p>
      <text:p text:style-name="P1"/>
      <text:p text:style-name="Standard">"use client";</text:p>
      <text:p text:style-name="Standard">import { Button } from "@nextui-org/button";</text:p>
      <text:p text:style-name="Standard">import { Card, CardBody, CardHeader } from "@nextui-org/card";</text:p>
      <text:p text:style-name="Standard">import { Input } from "@nextui-org/input";</text:p>
      <text:p text:style-name="Standard">import { Radio, RadioGroup } from "@nextui-org/radio";</text:p>
      <text:p text:style-name="Standard">import { Select, SelectItem } from "@nextui-org/select";</text:p>
      <text:p text:style-name="Standard">import { RH, TipoSanguineo } from "@prisma/client";</text:p>
      <text:p text:style-name="Standard">import { useRouter } from 'next/navigation'</text:p>
      <text:p text:style-name="Standard">import Link from "next/link";</text:p>
      <text:p text:style-name="Standard">import { FormEvent, useState } from "react";</text:p>
      <text:p text:style-name="Standard"/>
      <text:p text:style-name="Standard">export default function BuscaDoador() {</text:p>
      <text:p text:style-name="Standard"><text:s text:c="2"/>const router = useRouter()</text:p>
      <text:p text:style-name="Standard"><text:s text:c="2"/>const [nome, setNome] = useState(""); // Estado para armazenar o nome</text:p>
      <text:p text:style-name="Standard"><text:s text:c="2"/>const [cpf, setCpf] = useState(""); // Estado para armazenar o CPF</text:p>
      <text:p text:style-name="Standard"><text:s text:c="2"/>const [contato, setContato] = useState(""); // Estado para armazenar o contato</text:p>
      <text:p text:style-name="Standard"><text:s text:c="2"/>const [tipoSanguineo, setTipoSanguineo] = useState(""); // Estado para armazenar o tipo sanguíneo</text:p>
      <text:p text:style-name="Standard"><text:s text:c="2"/>const [rh, setRh] = useState(""); // Estado para armazenar o RH // Estado para rastrear o status de carregamento</text:p>
      <text:p text:style-name="Standard"/>
      <text:p text:style-name="Standard"><text:s text:c="2"/>async function handleSubmit(event: FormEvent) {</text:p>
      <text:p text:style-name="Standard"><text:s text:c="4"/>event.preventDefault(); // Ativa o estado de carregamento antes da solicitação</text:p>
      <text:p text:style-name="Standard"/>
      <text:p text:style-name="Standard"><text:s text:c="4"/>const data = {</text:p>
      <text:p text:style-name="Standard"><text:s text:c="6"/>nome,</text:p>
      <text:p text:style-name="Standard"><text:s text:c="6"/>cpf,</text:p>
      <text:p text:style-name="Standard"><text:s text:c="6"/>contato,</text:p>
      <text:p text:style-name="Standard"><text:s text:c="6"/>tipoSanguineo,</text:p>
      <text:p text:style-name="Standard"><text:s text:c="6"/>rh,</text:p>
      <text:p text:style-name="Standard"><text:s text:c="4"/>};</text:p>
      <text:p text:style-name="Standard"/>
      <text:p text:style-name="Standard"><text:s text:c="4"/>const url = new URL('http://localhost:3000/resultDoador');</text:p>
      <text:p text:style-name="Standard"/>
      <text:p text:style-name="Standard"><text:s text:c="4"/>// Verifica e adiciona cada parâmetro à URL</text:p>
      <text:p text:style-name="Standard"><text:s text:c="4"/>if (nome) url.searchParams.append('nome', nome);</text:p>
      <text:p text:style-name="Standard"><text:s text:c="4"/>if (cpf) url.searchParams.append('cpf', cpf);</text:p>
      <text:p text:style-name="Standard"><text:s text:c="4"/>if (contato) url.searchParams.append('contato', contato);</text:p>
      <text:p text:style-name="Standard"><text:s text:c="4"/>if (tipoSanguineo) url.searchParams.append('tipoSanguineo', tipoSanguineo);</text:p>
      <text:p text:style-name="Standard"><text:s text:c="4"/>if (rh) url.searchParams.append('rh', rh);</text:p>
      <text:p text:style-name="Standard"/>
      <text:p text:style-name="Standard"><text:s text:c="4"/>// Redireciona para a nova URL</text:p>
      <text:p text:style-name="Standard"><text:s text:c="6"/>router.push(url.toString());</text:p>
      <text:p text:style-name="Standard"/>
      <text:p text:style-name="Standard"><text:s text:c="2"/>}</text:p>
      <text:p text:style-name="Standard"/>
      <text:p text:style-name="Standard"><text:s text:c="2"/>return (</text:p>
      <text:p text:style-name="Standard"><text:s text:c="4"/>&lt;main className="h-screen flex justify-center items-center"&gt;</text:p>
      <text:p text:style-name="Standard"><text:s text:c="6"/>&lt;div className="w-max space-y-3"&gt;</text:p>
      <text:p text:style-name="Standard"><text:s text:c="8"/>&lt;Card className="w-[350px]"&gt;</text:p>
      <text:p text:style-name="Standard"><text:soft-page-break/><text:s text:c="10"/>&lt;CardHeader&gt;</text:p>
      <text:p text:style-name="Standard"><text:s text:c="12"/>&lt;h1 className="w-full text-xl font-bold text-center"&gt;</text:p>
      <text:p text:style-name="Standard"><text:s text:c="14"/>Busque um Doador</text:p>
      <text:p text:style-name="Standard"><text:s text:c="12"/>&lt;/h1&gt;</text:p>
      <text:p text:style-name="Standard"><text:s text:c="10"/>&lt;/CardHeader&gt;</text:p>
      <text:p text:style-name="Standard"><text:s text:c="10"/>&lt;CardBody&gt;</text:p>
      <text:p text:style-name="Standard"><text:s text:c="12"/>&lt;form onSubmit={handleSubmit} className="grid gap-3"&gt;</text:p>
      <text:p text:style-name="Standard"><text:s text:c="14"/>&lt;Input</text:p>
      <text:p text:style-name="Standard"><text:s text:c="16"/>label="Nome"</text:p>
      <text:p text:style-name="Standard"><text:s text:c="16"/>placeholder="Digite..."</text:p>
      <text:p text:style-name="Standard"><text:s text:c="16"/>onChange={(e) =&gt; setNome(e.target.value)}</text:p>
      <text:p text:style-name="Standard"><text:s text:c="14"/>/&gt;</text:p>
      <text:p text:style-name="Standard"><text:s text:c="14"/>&lt;Input</text:p>
      <text:p text:style-name="Standard"><text:s text:c="16"/>label="CPF"</text:p>
      <text:p text:style-name="Standard"><text:s text:c="16"/>placeholder="Digite..."</text:p>
      <text:p text:style-name="Standard"><text:s text:c="16"/>onChange={(e) =&gt; setCpf(e.target.value)}</text:p>
      <text:p text:style-name="Standard"><text:s text:c="14"/>/&gt;</text:p>
      <text:p text:style-name="Standard"><text:s text:c="14"/>&lt;Input</text:p>
      <text:p text:style-name="Standard"><text:s text:c="16"/>label="Contato"</text:p>
      <text:p text:style-name="Standard"><text:s text:c="16"/>placeholder="Digite..."</text:p>
      <text:p text:style-name="Standard"><text:s text:c="16"/>onChange={(e) =&gt; setContato(e.target.value)}</text:p>
      <text:p text:style-name="Standard"><text:s text:c="14"/>/&gt;</text:p>
      <text:p text:style-name="Standard"><text:s text:c="14"/>&lt;Select</text:p>
      <text:p text:style-name="Standard"><text:s text:c="16"/>label="Tipo Sanguineo"</text:p>
      <text:p text:style-name="Standard"><text:s text:c="16"/>placeholder="Selecione..."</text:p>
      <text:p text:style-name="Standard"><text:s text:c="16"/>onChange={(e) =&gt; setTipoSanguineo(e.target.value)}</text:p>
      <text:p text:style-name="Standard"><text:s text:c="14"/>&gt;</text:p>
      <text:p text:style-name="Standard"><text:s text:c="16"/>{Object.values({...TipoSanguineo, todos:"TODOS"}).map((tipo:any) =&gt; (</text:p>
      <text:p text:style-name="Standard"><text:s text:c="20"/>&lt;SelectItem key={tipo} value={tipo}&gt;</text:p>
      <text:p text:style-name="Standard"><text:s text:c="20"/>{tipo}</text:p>
      <text:p text:style-name="Standard"><text:s text:c="18"/>&lt;/SelectItem&gt;</text:p>
      <text:p text:style-name="Standard"><text:s text:c="16"/>))}</text:p>
      <text:p text:style-name="Standard"><text:s text:c="14"/>&lt;/Select&gt;</text:p>
      <text:p text:style-name="Standard"><text:s text:c="14"/>&lt;RadioGroup</text:p>
      <text:p text:style-name="Standard"><text:s text:c="16"/>label="RH"</text:p>
      <text:p text:style-name="Standard"><text:s text:c="16"/>orientation="horizontal"</text:p>
      <text:p text:style-name="Standard"><text:s text:c="16"/>onChange={(e) =&gt; setRh(e.target.value)}</text:p>
      <text:p text:style-name="Standard"><text:s text:c="14"/>&gt;</text:p>
      <text:p text:style-name="Standard"><text:s text:c="16"/>{Object.values(RH).map((tipo) =&gt; (</text:p>
      <text:p text:style-name="Standard"><text:s text:c="18"/>&lt;Radio size="sm" key={tipo} value={tipo}&gt;</text:p>
      <text:p text:style-name="Standard"><text:s text:c="20"/>{tipo}</text:p>
      <text:p text:style-name="Standard"><text:s text:c="18"/>&lt;/Radio&gt;</text:p>
      <text:p text:style-name="Standard"><text:s text:c="16"/>))}</text:p>
      <text:p text:style-name="Standard"><text:s text:c="16"/>&lt;Radio size="sm" key="todos" value="todos"&gt;TODOS&lt;/Radio&gt;</text:p>
      <text:p text:style-name="Standard"><text:s text:c="14"/>&lt;/RadioGroup&gt;</text:p>
      <text:p text:style-name="Standard"><text:s text:c="14"/>&lt;Button type="submit" className="w-max justify-self-center mt-3"&gt;</text:p>
      <text:p text:style-name="Standard"><text:s text:c="16"/>Buscar</text:p>
      <text:p text:style-name="Standard"><text:s text:c="14"/>&lt;/Button&gt;</text:p>
      <text:p text:style-name="Standard"><text:s text:c="12"/>&lt;/form&gt;</text:p>
      <text:p text:style-name="Standard"><text:s text:c="10"/>&lt;/CardBody&gt;</text:p>
      <text:p text:style-name="Standard"><text:s text:c="8"/>&lt;/Card&gt;</text:p>
      <text:p text:style-name="Standard"><text:s text:c="8"/>&lt;Button&gt;</text:p>
      <text:p text:style-name="Standard"><text:soft-page-break/><text:s text:c="10"/>&lt;Link href="/"&gt;</text:p>
      <text:p text:style-name="Standard"><text:s text:c="12"/>Voltar</text:p>
      <text:p text:style-name="Standard"><text:s text:c="10"/>&lt;/Link&gt;</text:p>
      <text:p text:style-name="Standard"><text:s text:c="8"/>&lt;/Button&gt;</text:p>
      <text:p text:style-name="Standard"><text:s text:c="6"/>&lt;/div&gt;</text:p>
      <text:p text:style-name="Standard"><text:s text:c="4"/>&lt;/main&gt;</text:p>
      <text:p text:style-name="Standard"><text:s text:c="2"/>);</text:p>
      <text:p text:style-name="Standard">}</text:p>
      <text:p text:style-name="Standard"/>
      <text:p text:style-name="P1">//<text:span text:style-name="T1">Na pasta “app” criar a pasta “mudaDoador” com o arquivo page.tsx :</text:span></text:p>
      <text:p text:style-name="P1">//<text:span text:style-name="T1">OBS:caso erro o código esta no arquivo ”codigo4”</text:span></text:p>
      <text:p text:style-name="P1"/>
      <text:p text:style-name="P1">"use client";</text:p>
      <text:p text:style-name="P1">import { Button, ButtonGroup } from "@nextui-org/button";</text:p>
      <text:p text:style-name="P1">import { Card, CardBody, CardHeader } from "@nextui-org/card";</text:p>
      <text:p text:style-name="P1">import { Input } from "@nextui-org/input";</text:p>
      <text:p text:style-name="P1">import { Radio, RadioGroup } from "@nextui-org/radio";</text:p>
      <text:p text:style-name="P1">import { Select, SelectItem } from "@nextui-org/select";</text:p>
      <text:p text:style-name="P1">import { Doador, RH, TipoSanguineo } from "@prisma/client";</text:p>
      <text:p text:style-name="P1">import { useParams, useRouter, useSearchParams } from 'next/navigation'</text:p>
      <text:p text:style-name="P1">import Link from "next/link";</text:p>
      <text:p text:style-name="P1">import { FormEvent, useState } from "react";</text:p>
      <text:p text:style-name="P1"/>
      <text:p text:style-name="P1">export default function mudaDoador() {</text:p>
      <text:p text:style-name="P1"><text:s text:c="2"/>const { push } = useRouter()</text:p>
      <text:p text:style-name="P1"><text:s text:c="2"/>const searchParams = useSearchParams()</text:p>
      <text:p text:style-name="P1"><text:s text:c="2"/>const [codigo, setCod] = useState(searchParams.get("codigo") ?? ""); // Estado para armazenar o nome</text:p>
      <text:p text:style-name="P1"><text:s text:c="2"/>const [nome, setNome] = useState(""); // Estado para armazenar o nome</text:p>
      <text:p text:style-name="P1"><text:s text:c="2"/>const [cpf, setCpf] = useState(""); // Estado para armazenar o CPF</text:p>
      <text:p text:style-name="P1"><text:s text:c="2"/>const [contato, setContato] = useState(""); // Estado para armazenar o contato</text:p>
      <text:p text:style-name="P1"><text:s text:c="2"/>const [tipoSanguineo, setTipoSanguineo] = useState(""); // Estado para armazenar o tipo sanguíneo</text:p>
      <text:p text:style-name="P1"><text:s text:c="2"/>const [rh, setRh] = useState(""); // Estado para armazenar o RH // Estado para rastrear o status de carregamento</text:p>
      <text:p text:style-name="P1"><text:s text:c="4"/></text:p>
      <text:p text:style-name="P1"><text:s text:c="2"/>async function handleSubmit(event: FormEvent) {</text:p>
      <text:p text:style-name="P1"><text:s text:c="4"/>event.preventDefault(); // Ativa o estado de carregamento antes da solicitação</text:p>
      <text:p text:style-name="P1"/>
      <text:p text:style-name="P1"><text:s text:c="4"/>const url = new URL('http://localhost:3000/resultDoador');</text:p>
      <text:p text:style-name="P1"/>
      <text:p text:style-name="P1"><text:s text:c="4"/>// Verifica e adiciona cada parâmetro à URL</text:p>
      <text:p text:style-name="P1"><text:s text:c="4"/>if (codigo) url.searchParams.append('codigo', codigo);</text:p>
      <text:p text:style-name="P1"><text:s text:c="4"/>if (nome) url.searchParams.append('nome', nome);</text:p>
      <text:p text:style-name="P1"><text:s text:c="4"/>if (cpf) url.searchParams.append('cpf', cpf);</text:p>
      <text:p text:style-name="P1"><text:s text:c="4"/>if (contato) url.searchParams.append('contato', contato);</text:p>
      <text:p text:style-name="P1"><text:s text:c="4"/>if (tipoSanguineo) url.searchParams.append('tipoSanguineo', tipoSanguineo);</text:p>
      <text:p text:style-name="P1"><text:s text:c="4"/>if (rh) url.searchParams.append('rh', rh);</text:p>
      <text:p text:style-name="P1"/>
      <text:p text:style-name="P1"><text:s text:c="4"/>const values:Partial&lt;Doador&gt; = Object.fromEntries(url.searchParams.entries())</text:p>
      <text:p text:style-name="P1"/>
      <text:p text:style-name="P1"><text:s text:c="4"/>await fetch("/api/doador",{</text:p>
      <text:p text:style-name="P1"><text:soft-page-break/><text:s text:c="8"/>method: "PUT",</text:p>
      <text:p text:style-name="P1"><text:s text:c="8"/>body: JSON.stringify(values)</text:p>
      <text:p text:style-name="P1"><text:s text:c="4"/>})</text:p>
      <text:p text:style-name="P1"/>
      <text:p text:style-name="P1"><text:s text:c="4"/>push(`/resultDoador?codigo=${codigo}`)</text:p>
      <text:p text:style-name="P1"><text:s text:c="4"/></text:p>
      <text:p text:style-name="P1"><text:s text:c="2"/>}</text:p>
      <text:p text:style-name="P1"/>
      <text:p text:style-name="P1"><text:s text:c="2"/>return (</text:p>
      <text:p text:style-name="P1"><text:s text:c="4"/>&lt;main className="h-screen flex justify-center items-center"&gt;</text:p>
      <text:p text:style-name="P1"><text:s text:c="6"/>&lt;div className="w-max space-y-3"&gt;</text:p>
      <text:p text:style-name="P1"><text:s text:c="8"/>&lt;Card className="w-[350px]"&gt;</text:p>
      <text:p text:style-name="P1"><text:s text:c="10"/>&lt;CardHeader&gt;</text:p>
      <text:p text:style-name="P1"><text:s text:c="12"/>&lt;h1 className="w-full text-xl font-bold text-center"&gt;</text:p>
      <text:p text:style-name="P1"><text:s text:c="14"/>Alterar um Doador</text:p>
      <text:p text:style-name="P1"><text:s text:c="12"/>&lt;/h1&gt;</text:p>
      <text:p text:style-name="P1"><text:s text:c="10"/>&lt;/CardHeader&gt;</text:p>
      <text:p text:style-name="P1"><text:s text:c="10"/>&lt;CardBody&gt;</text:p>
      <text:p text:style-name="P1"><text:s text:c="12"/>&lt;form onSubmit={handleSubmit} className="grid gap-3"&gt;</text:p>
      <text:p text:style-name="P1"><text:s text:c="14"/>&lt;Input</text:p>
      <text:p text:style-name="P1"><text:s text:c="16"/>label="Codigo"</text:p>
      <text:p text:style-name="P1"><text:s text:c="16"/>placeholder="Digite..."</text:p>
      <text:p text:style-name="P1"><text:s text:c="16"/>value={codigo}</text:p>
      <text:p text:style-name="P1"><text:s text:c="16"/>onChange={(e) =&gt; setCod(e.target.value)}</text:p>
      <text:p text:style-name="P1"><text:s text:c="14"/>/&gt;</text:p>
      <text:p text:style-name="P1"><text:s text:c="14"/>&lt;Input</text:p>
      <text:p text:style-name="P1"><text:s text:c="16"/>label="Nome"</text:p>
      <text:p text:style-name="P1"><text:s text:c="16"/>placeholder="Digite..."</text:p>
      <text:p text:style-name="P1"><text:s text:c="16"/>onChange={(e) =&gt; setNome(e.target.value)}</text:p>
      <text:p text:style-name="P1"><text:s text:c="14"/>/&gt;</text:p>
      <text:p text:style-name="P1"><text:s text:c="14"/>&lt;Input</text:p>
      <text:p text:style-name="P1"><text:s text:c="16"/>label="CPF"</text:p>
      <text:p text:style-name="P1"><text:s text:c="16"/>placeholder="Digite..."</text:p>
      <text:p text:style-name="P1"><text:s text:c="16"/>onChange={(e) =&gt; setCpf(e.target.value)}</text:p>
      <text:p text:style-name="P1"><text:s text:c="14"/>/&gt;</text:p>
      <text:p text:style-name="P1"><text:s text:c="14"/>&lt;Input</text:p>
      <text:p text:style-name="P1"><text:s text:c="16"/>label="Contato"</text:p>
      <text:p text:style-name="P1"><text:s text:c="16"/>placeholder="Digite..."</text:p>
      <text:p text:style-name="P1"><text:s text:c="16"/>onChange={(e) =&gt; setContato(e.target.value)}</text:p>
      <text:p text:style-name="P1"><text:s text:c="14"/>/&gt;</text:p>
      <text:p text:style-name="P1"><text:s text:c="14"/>&lt;Select</text:p>
      <text:p text:style-name="P1"><text:s text:c="16"/>label="Tipo Sanguineo"</text:p>
      <text:p text:style-name="P1"><text:s text:c="16"/>placeholder="Selecione..."</text:p>
      <text:p text:style-name="P1"><text:s text:c="16"/>onChange={(e) =&gt; setTipoSanguineo(e.target.value)}</text:p>
      <text:p text:style-name="P1"><text:s text:c="14"/>&gt;</text:p>
      <text:p text:style-name="P1"><text:s text:c="16"/>{Object.values({...TipoSanguineo, todos:"TODOS"}).map((tipo:any) =&gt; (</text:p>
      <text:p text:style-name="P1"><text:s text:c="20"/>&lt;SelectItem key={tipo} value={tipo}&gt;</text:p>
      <text:p text:style-name="P1"><text:s text:c="20"/>{tipo}</text:p>
      <text:p text:style-name="P1"><text:s text:c="18"/>&lt;/SelectItem&gt;</text:p>
      <text:p text:style-name="P1"><text:s text:c="16"/>))}</text:p>
      <text:p text:style-name="P1"><text:s text:c="14"/>&lt;/Select&gt;</text:p>
      <text:p text:style-name="P1"><text:s text:c="14"/>&lt;RadioGroup</text:p>
      <text:p text:style-name="P1"><text:soft-page-break/><text:s text:c="16"/>label="RH"</text:p>
      <text:p text:style-name="P1"><text:s text:c="16"/>orientation="horizontal"</text:p>
      <text:p text:style-name="P1"><text:s text:c="16"/>onChange={(e) =&gt; setRh(e.target.value)}</text:p>
      <text:p text:style-name="P1"><text:s text:c="14"/>&gt;</text:p>
      <text:p text:style-name="P1"><text:s text:c="16"/>{Object.values(RH).map((tipo) =&gt; (</text:p>
      <text:p text:style-name="P1"><text:s text:c="18"/>&lt;Radio size="sm" key={tipo} value={tipo}&gt;</text:p>
      <text:p text:style-name="P1"><text:s text:c="20"/>{tipo}</text:p>
      <text:p text:style-name="P1"><text:s text:c="18"/>&lt;/Radio&gt;</text:p>
      <text:p text:style-name="P1"><text:s text:c="16"/>))}</text:p>
      <text:p text:style-name="P1"><text:s text:c="16"/>&lt;Radio size="sm" key="todos" value="todos"&gt;TODOS&lt;/Radio&gt;</text:p>
      <text:p text:style-name="P1"><text:s text:c="14"/>&lt;/RadioGroup&gt;</text:p>
      <text:p text:style-name="P1"><text:s text:c="14"/>&lt;Button type="submit" className="w-max justify-self-center mt-3"&gt;</text:p>
      <text:p text:style-name="P1"><text:s text:c="16"/>Alterar</text:p>
      <text:p text:style-name="P1"><text:s text:c="14"/>&lt;/Button&gt;</text:p>
      <text:p text:style-name="P1"><text:s text:c="12"/>&lt;/form&gt;</text:p>
      <text:p text:style-name="P1"><text:s text:c="10"/>&lt;/CardBody&gt;</text:p>
      <text:p text:style-name="P1"><text:s text:c="8"/>&lt;/Card&gt;</text:p>
      <text:p text:style-name="P1"><text:s text:c="8"/>&lt;ButtonGroup&gt;</text:p>
      <text:p text:style-name="P1"><text:s text:c="10"/>&lt;Button&gt;</text:p>
      <text:p text:style-name="P1"><text:s text:c="12"/>&lt;Link href="/buscaDoador"&gt;Voltar&lt;/Link&gt;</text:p>
      <text:p text:style-name="P1"><text:s text:c="10"/>&lt;/Button&gt;</text:p>
      <text:p text:style-name="P1"><text:s text:c="10"/>&lt;Button&gt;</text:p>
      <text:p text:style-name="P1"><text:s text:c="12"/>&lt;Link href="/"&gt;Registrar&lt;/Link&gt;</text:p>
      <text:p text:style-name="P1"><text:s text:c="10"/>&lt;/Button&gt;</text:p>
      <text:p text:style-name="P1"><text:s text:c="8"/>&lt;/ButtonGroup&gt;</text:p>
      <text:p text:style-name="P1"><text:s text:c="6"/>&lt;/div&gt;</text:p>
      <text:p text:style-name="P1"><text:s text:c="4"/>&lt;/main&gt;</text:p>
      <text:p text:style-name="P1"><text:s text:c="2"/>);</text:p>
      <text:p text:style-name="P1">}</text:p>
      <text:p text:style-name="P1"/>
      <text:p text:style-name="P1"/>
      <text:p text:style-name="P1">//<text:span text:style-name="T1">Na pasta “app” criar a pasta “resultDoador” com o arquivo page.tsx :</text:span></text:p>
      <text:p text:style-name="P1">//<text:span text:style-name="T1">OBS:caso erro o código esta no arquivo ”codigo5”</text:span></text:p>
      <text:p text:style-name="P1"/>
      <text:p text:style-name="P1">"use client";</text:p>
      <text:p text:style-name="P1">import React, { useCallback, useState } from "react";</text:p>
      <text:p text:style-name="P1">import { Button, ButtonGroup } from "@nextui-org/button";</text:p>
      <text:p text:style-name="P1">import { Spinner } from "@nextui-org/spinner";</text:p>
      <text:p text:style-name="P1">import {</text:p>
      <text:p text:style-name="P1"><text:s text:c="2"/>Table,</text:p>
      <text:p text:style-name="P1"><text:s text:c="2"/>TableBody,</text:p>
      <text:p text:style-name="P1"><text:s text:c="2"/>TableCell,</text:p>
      <text:p text:style-name="P1"><text:s text:c="2"/>TableColumn,</text:p>
      <text:p text:style-name="P1"><text:s text:c="2"/>TableHeader,</text:p>
      <text:p text:style-name="P1"><text:s text:c="2"/>TableRow,</text:p>
      <text:p text:style-name="P1">} from "@nextui-org/table";</text:p>
      <text:p text:style-name="P1">import { Doador } from "@prisma/client";</text:p>
      <text:p text:style-name="P1">import Link from "next/link";</text:p>
      <text:p text:style-name="P1">import { usePathname, useRouter, useSearchParams } from "next/navigation"; // Corrigido para usar useRouter do next/router</text:p>
      <text:p text:style-name="P1">import { AsyncListData, useAsyncList } from "@react-stately/data";</text:p>
      <text:p text:style-name="P1"><text:soft-page-break/>import { Modal, ModalBody, ModalContent, ModalFooter, ModalHeader, useDisclosure } from "@nextui-org/modal";</text:p>
      <text:p text:style-name="P1"/>
      <text:p text:style-name="P1">const columns = [</text:p>
      <text:p text:style-name="P1"><text:s text:c="2"/>{</text:p>
      <text:p text:style-name="P1"><text:s text:c="4"/>key: "codigo",</text:p>
      <text:p text:style-name="P1"><text:s text:c="4"/>label: "Codigo",</text:p>
      <text:p text:style-name="P1"><text:s text:c="2"/>},</text:p>
      <text:p text:style-name="P1"><text:s text:c="2"/>{</text:p>
      <text:p text:style-name="P1"><text:s text:c="4"/>key: "nome",</text:p>
      <text:p text:style-name="P1"><text:s text:c="4"/>label: "Nome",</text:p>
      <text:p text:style-name="P1"><text:s text:c="2"/>},</text:p>
      <text:p text:style-name="P1"><text:s text:c="2"/>{</text:p>
      <text:p text:style-name="P1"><text:s text:c="4"/>key: "tipoSanguineo",</text:p>
      <text:p text:style-name="P1"><text:s text:c="4"/>label: "Tipo Sanguineo",</text:p>
      <text:p text:style-name="P1"><text:s text:c="2"/>},</text:p>
      <text:p text:style-name="P1"><text:s text:c="2"/>{</text:p>
      <text:p text:style-name="P1"><text:s text:c="4"/>key: "rh",</text:p>
      <text:p text:style-name="P1"><text:s text:c="4"/>label: "RH",</text:p>
      <text:p text:style-name="P1"><text:s text:c="2"/>},</text:p>
      <text:p text:style-name="P1"><text:s text:c="2"/>{</text:p>
      <text:p text:style-name="P1"><text:s text:c="4"/>key: "act",</text:p>
      <text:p text:style-name="P1"><text:s text:c="4"/>label: "Ações",</text:p>
      <text:p text:style-name="P1"><text:s text:c="2"/>},</text:p>
      <text:p text:style-name="P1">];</text:p>
      <text:p text:style-name="P1"/>
      <text:p text:style-name="P1">export default function ResultDoador() {</text:p>
      <text:p text:style-name="P1"><text:s text:c="2"/>const { isOpen, onOpen, onOpenChange } = useDisclosure();</text:p>
      <text:p text:style-name="P1"><text:s text:c="2"/>const [codigo, setCodigo] = useState(0);</text:p>
      <text:p text:style-name="P1"><text:s text:c="2"/>const router = useRouter();</text:p>
      <text:p text:style-name="P1"><text:s text:c="2"/>const path = useSearchParams()</text:p>
      <text:p text:style-name="P1"/>
      <text:p text:style-name="P1"><text:s text:c="2"/>async function handlerDelete(codigo: number) {</text:p>
      <text:p text:style-name="P1"/>
      <text:p text:style-name="P1"><text:s text:c="4"/></text:p>
      <text:p text:style-name="P1"/>
      <text:p text:style-name="P1"><text:s text:c="4"/>await fetch(`/api/doador?codigo=${codigo}`, {</text:p>
      <text:p text:style-name="P1"><text:s text:c="6"/>method: "DELETE",</text:p>
      <text:p text:style-name="P1"><text:s text:c="4"/>})</text:p>
      <text:p text:style-name="P1"/>
      <text:p text:style-name="P1"><text:s text:c="4"/>return router.refresh()</text:p>
      <text:p text:style-name="P1"><text:s text:c="3"/></text:p>
      <text:p text:style-name="P1"><text:s text:c="2"/>}</text:p>
      <text:p text:style-name="P1"/>
      <text:p text:style-name="P1"><text:s text:c="2"/>let list: AsyncListData&lt;Doador&gt; = useAsyncList({</text:p>
      <text:p text:style-name="P1"><text:s text:c="4"/>async load({ signal }) {</text:p>
      <text:p text:style-name="P1"><text:s text:c="6"/>const url = new URL("http://localhost:3000/api/doador");</text:p>
      <text:p text:style-name="P1"><text:s text:c="6"/>const res = await fetch(url, { signal, next:{</text:p>
      <text:p text:style-name="P1"><text:s text:c="8"/>tags: ["doadores"]</text:p>
      <text:p text:style-name="P1"><text:s text:c="6"/>} });</text:p>
      <text:p text:style-name="P1"><text:s text:c="6"/>const data = await res.json();</text:p>
      <text:p text:style-name="P1"><text:s text:c="6"/>return {</text:p>
      <text:p text:style-name="P1"><text:soft-page-break/><text:s text:c="8"/>items: data.doadores,</text:p>
      <text:p text:style-name="P1"><text:s text:c="6"/>};</text:p>
      <text:p text:style-name="P1"><text:s text:c="4"/>},</text:p>
      <text:p text:style-name="P1"><text:s text:c="2"/>});</text:p>
      <text:p text:style-name="P1"/>
      <text:p text:style-name="P1"><text:s text:c="2"/>const renderCell = useCallback((user: any, columnKey: any) =&gt; {</text:p>
      <text:p text:style-name="P1"><text:s text:c="4"/>const cellValue = user[columnKey];</text:p>
      <text:p text:style-name="P1"/>
      <text:p text:style-name="P1"><text:s text:c="4"/>switch (columnKey) {</text:p>
      <text:p text:style-name="P1"><text:s text:c="6"/>case "activo": // Corrigido para "activo" em vez de "ativo"</text:p>
      <text:p text:style-name="P1"><text:s text:c="8"/>return (</text:p>
      <text:p text:style-name="P1"><text:s text:c="10"/>&lt;span className={`${cellValue? "text-blue-500" : "text-red-500"}`}&gt;</text:p>
      <text:p text:style-name="P1"><text:s text:c="12"/>{cellValue? "Sim" : "Não"}</text:p>
      <text:p text:style-name="P1"><text:s text:c="10"/>&lt;/span&gt;</text:p>
      <text:p text:style-name="P1"><text:s text:c="8"/>);</text:p>
      <text:p text:style-name="P1"><text:s text:c="6"/>case "act":</text:p>
      <text:p text:style-name="P1"><text:s text:c="8"/>return (</text:p>
      <text:p text:style-name="P1"><text:s text:c="10"/>&lt;ButtonGroup&gt;</text:p>
      <text:p text:style-name="P1"><text:s text:c="12"/>&lt;Button color="primary"&gt;</text:p>
      <text:p text:style-name="P1"><text:s text:c="14"/>&lt;Link href={`/mudaDoador?codigo=${user["codigo"]}`}&gt;Alterar&lt;/Link&gt;</text:p>
      <text:p text:style-name="P1"><text:s text:c="12"/>&lt;/Button&gt;</text:p>
      <text:p text:style-name="P1"><text:s text:c="12"/>&lt;Button onPress={onOpen} color="danger" onClick={() =&gt; setCodigo(user["codigo"])}&gt;</text:p>
      <text:p text:style-name="P1"><text:s text:c="14"/>Deletar</text:p>
      <text:p text:style-name="P1"><text:s text:c="12"/>&lt;/Button&gt;</text:p>
      <text:p text:style-name="P1"><text:s text:c="10"/>&lt;/ButtonGroup&gt;</text:p>
      <text:p text:style-name="P1"><text:s text:c="8"/>);</text:p>
      <text:p text:style-name="P1"><text:s text:c="6"/>default:</text:p>
      <text:p text:style-name="P1"><text:s text:c="8"/>return cellValue;</text:p>
      <text:p text:style-name="P1"><text:s text:c="4"/>}</text:p>
      <text:p text:style-name="P1"><text:s text:c="2"/>}, []);</text:p>
      <text:p text:style-name="P1"/>
      <text:p text:style-name="P1"><text:s text:c="2"/>return (</text:p>
      <text:p text:style-name="P1"><text:s text:c="4"/>&lt;div className="h-screen flex flex-col justify-center items-center"&gt;</text:p>
      <text:p text:style-name="P1"><text:s text:c="6"/>&lt;div className="space-y-3"&gt;</text:p>
      <text:p text:style-name="P1"><text:s text:c="8"/>&lt;Table</text:p>
      <text:p text:style-name="P1"><text:s text:c="10"/>aria-label="Example table with dynamic content"</text:p>
      <text:p text:style-name="P1"><text:s text:c="10"/>className="w-max"</text:p>
      <text:p text:style-name="P1"><text:s text:c="8"/>&gt;</text:p>
      <text:p text:style-name="P1"><text:s text:c="10"/>&lt;TableHeader columns={columns}&gt;</text:p>
      <text:p text:style-name="P1"><text:s text:c="12"/>{(column) =&gt; (</text:p>
      <text:p text:style-name="P1"><text:s text:c="14"/>&lt;TableColumn key={column.key}&gt;{column.label}&lt;/TableColumn&gt;</text:p>
      <text:p text:style-name="P1"><text:s text:c="12"/>)}</text:p>
      <text:p text:style-name="P1"><text:s text:c="10"/>&lt;/TableHeader&gt;</text:p>
      <text:p text:style-name="P1"><text:s text:c="10"/>&lt;TableBody</text:p>
      <text:p text:style-name="P1"><text:s text:c="12"/>items={list.items}</text:p>
      <text:p text:style-name="P1"><text:s text:c="12"/>isLoading={list.isLoading}</text:p>
      <text:p text:style-name="P1"><text:s text:c="12"/>loadingContent={&lt;Spinner /&gt;}</text:p>
      <text:p text:style-name="P1"><text:s text:c="12"/>emptyContent="Não houve Doadores"</text:p>
      <text:p text:style-name="P1"><text:s text:c="10"/>&gt;</text:p>
      <text:p text:style-name="P1"><text:s text:c="12"/>{(item) =&gt; (</text:p>
      <text:p text:style-name="P1"><text:s text:c="14"/>&lt;TableRow key={item.codigo}&gt;</text:p>
      <text:p text:style-name="P1"><text:s text:c="16"/>{(columnKey) =&gt; (</text:p>
      <text:p text:style-name="P1"><text:soft-page-break/><text:s text:c="18"/>&lt;TableCell&gt;{renderCell(item, columnKey)}&lt;/TableCell&gt;</text:p>
      <text:p text:style-name="P1"><text:s text:c="16"/>)}</text:p>
      <text:p text:style-name="P1"><text:s text:c="14"/>&lt;/TableRow&gt;</text:p>
      <text:p text:style-name="P1"><text:s text:c="12"/>)}</text:p>
      <text:p text:style-name="P1"><text:s text:c="10"/>&lt;/TableBody&gt;</text:p>
      <text:p text:style-name="P1"><text:s text:c="8"/>&lt;/Table&gt;</text:p>
      <text:p text:style-name="P1"><text:s text:c="8"/>&lt;ButtonGroup&gt;</text:p>
      <text:p text:style-name="P1"><text:s text:c="10"/>&lt;Button&gt;</text:p>
      <text:p text:style-name="P1"><text:s text:c="12"/>&lt;Link href="/buscaDoador"&gt;Voltar&lt;/Link&gt;</text:p>
      <text:p text:style-name="P1"><text:s text:c="10"/>&lt;/Button&gt;</text:p>
      <text:p text:style-name="P1"><text:s text:c="10"/>&lt;Button&gt;</text:p>
      <text:p text:style-name="P1"><text:s text:c="12"/>&lt;Link href="/"&gt;Registrar&lt;/Link&gt;</text:p>
      <text:p text:style-name="P1"><text:s text:c="10"/>&lt;/Button&gt;</text:p>
      <text:p text:style-name="P1"><text:s text:c="8"/>&lt;/ButtonGroup&gt;</text:p>
      <text:p text:style-name="P1"><text:s text:c="6"/>&lt;/div&gt;</text:p>
      <text:p text:style-name="P1"><text:s text:c="6"/>&lt;Modal isOpen={isOpen} onOpenChange={onOpenChange}&gt;</text:p>
      <text:p text:style-name="P1"><text:s text:c="8"/>&lt;ModalContent&gt;</text:p>
      <text:p text:style-name="P1"><text:s text:c="10"/>{(onClose) =&gt; (</text:p>
      <text:p text:style-name="P1"><text:s text:c="12"/>&lt;&gt;</text:p>
      <text:p text:style-name="P1"><text:s text:c="14"/>&lt;ModalHeader&gt;</text:p>
      <text:p text:style-name="P1"><text:s text:c="16"/>&lt;h1 className="text-red-500"&gt;DELETAR DOADOR&lt;/h1&gt;</text:p>
      <text:p text:style-name="P1"><text:s text:c="14"/>&lt;/ModalHeader&gt;</text:p>
      <text:p text:style-name="P1"><text:s text:c="14"/>&lt;ModalBody&gt;</text:p>
      <text:p text:style-name="P1"><text:s text:c="16"/>&lt;p&gt;</text:p>
      <text:p text:style-name="P1"><text:s text:c="18"/>Você tem certeza que deseja &lt;strong className="text-red-500"&gt;DELETAR&lt;/strong&gt; esse</text:p>
      <text:p text:style-name="P1"><text:s text:c="18"/>doador?</text:p>
      <text:p text:style-name="P1"><text:s text:c="16"/>&lt;/p&gt;</text:p>
      <text:p text:style-name="P1"><text:s text:c="14"/>&lt;/ModalBody&gt;</text:p>
      <text:p text:style-name="P1"><text:s text:c="14"/>&lt;ModalFooter&gt;</text:p>
      <text:p text:style-name="P1"><text:s text:c="16"/>&lt;Button color="primary" variant="bordered" onPress={onClose}&gt;</text:p>
      <text:p text:style-name="P1"><text:s text:c="18"/>Cancelar</text:p>
      <text:p text:style-name="P1"><text:s text:c="16"/>&lt;/Button&gt;</text:p>
      <text:p text:style-name="P1"><text:s text:c="16"/>&lt;Button color="danger" onPress={onClose} onClick={() =&gt; handlerDelete(Number(codigo))}&gt;</text:p>
      <text:p text:style-name="P1"><text:s text:c="18"/>Deletar</text:p>
      <text:p text:style-name="P1"><text:s text:c="16"/>&lt;/Button&gt;</text:p>
      <text:p text:style-name="P1"><text:s text:c="14"/>&lt;/ModalFooter&gt;</text:p>
      <text:p text:style-name="P1"><text:s text:c="12"/>&lt;/&gt;</text:p>
      <text:p text:style-name="P1"><text:s text:c="10"/>)}</text:p>
      <text:p text:style-name="P1"><text:s text:c="8"/>&lt;/ModalContent&gt;</text:p>
      <text:p text:style-name="P1"><text:s text:c="6"/>&lt;/Modal&gt;</text:p>
      <text:p text:style-name="P1"><text:s text:c="4"/>&lt;/div&gt;</text:p>
      <text:p text:style-name="P1"><text:s text:c="2"/>);</text:p>
      <text:p text:style-name="P1">}</text:p>
      <text:p text:style-name="P1"/>
      <text:p text:style-name="P1">// <text:span text:style-name="T2">Rode o comando:</text:span></text:p>
      <text:p text:style-name="P1"/>
      <text:p text:style-name="P3">npm run 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57:58.860573399</meta:creation-date>
    <meta:generator>LibreOffice/7.3.7.2$Linux_X86_64 LibreOffice_project/30$Build-2</meta:generator>
    <dc:date>2024-05-14T20:21:51.840370496</dc:date>
    <meta:editing-duration>PT23M53S</meta:editing-duration>
    <meta:editing-cycles>2</meta:editing-cycles>
    <meta:document-statistic meta:table-count="0" meta:image-count="0" meta:object-count="0" meta:page-count="14" meta:paragraph-count="625" meta:word-count="2053" meta:character-count="21870" meta:non-whitespace-character-count="15650"/>
  </office:meta>
</office:document-meta>
</file>